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6adf" officeooo:paragraph-rsid="001b6adf"/>
    </style:style>
    <style:style style:name="P2" style:family="paragraph" style:parent-style-name="Standard">
      <style:text-properties officeooo:rsid="001ab6ae" officeooo:paragraph-rsid="000a6e0d"/>
    </style:style>
    <style:style style:name="P3" style:family="paragraph" style:parent-style-name="Standard">
      <style:text-properties fo:font-size="14pt" officeooo:rsid="002ffa4b" officeooo:paragraph-rsid="002ffa4b" style:font-size-asian="14pt" style:font-size-complex="14pt"/>
    </style:style>
    <style:style style:name="P4" style:family="paragraph" style:parent-style-name="Standard">
      <style:text-properties fo:font-size="14pt" officeooo:rsid="00309f6f" officeooo:paragraph-rsid="00309f6f" style:font-size-asian="14pt" style:font-size-complex="14pt"/>
    </style:style>
    <style:style style:name="P5" style:family="paragraph" style:parent-style-name="Standard">
      <style:text-properties fo:font-size="14pt" officeooo:rsid="00309f6f" officeooo:paragraph-rsid="00309f6f" style:font-size-asian="14pt" style:font-size-complex="14pt"/>
    </style:style>
    <style:style style:name="P6" style:family="paragraph" style:parent-style-name="Standard">
      <style:text-properties fo:font-size="14pt" officeooo:rsid="0036731d" officeooo:paragraph-rsid="0036731d" style:font-size-asian="14pt" style:font-size-complex="14pt"/>
    </style:style>
    <style:style style:name="P7" style:family="paragraph" style:parent-style-name="Standard">
      <style:text-properties fo:font-size="14pt" officeooo:rsid="002ffa4b" officeooo:paragraph-rsid="002ffa4b" style:font-size-asian="14pt" style:font-size-complex="14pt"/>
    </style:style>
    <style:style style:name="P8" style:family="paragraph" style:parent-style-name="Standard">
      <style:text-properties fo:font-size="14pt" officeooo:rsid="002ffa4b" officeooo:paragraph-rsid="003c469d" style:font-size-asian="14pt" style:font-size-complex="14pt"/>
    </style:style>
    <style:style style:name="P9" style:family="paragraph" style:parent-style-name="Standard">
      <style:text-properties fo:font-size="14pt" officeooo:rsid="002ffa4b" officeooo:paragraph-rsid="003dfe72" style:font-size-asian="14pt" style:font-size-complex="14pt"/>
    </style:style>
    <style:style style:name="P10" style:family="paragraph" style:parent-style-name="Standard">
      <style:text-properties fo:font-size="14pt" officeooo:rsid="002ffa4b" officeooo:paragraph-rsid="0046efa2" style:font-size-asian="14pt" style:font-size-complex="14pt"/>
    </style:style>
    <style:style style:name="P11" style:family="paragraph" style:parent-style-name="Standard">
      <style:text-properties fo:font-size="14pt" officeooo:rsid="002ffa4b" officeooo:paragraph-rsid="004f7125" style:font-size-asian="14pt" style:font-size-complex="14pt"/>
    </style:style>
    <style:style style:name="P12" style:family="paragraph" style:parent-style-name="Standard">
      <style:text-properties fo:font-size="14pt" officeooo:rsid="003a4025" officeooo:paragraph-rsid="003a4025" style:font-size-asian="14pt" style:font-size-complex="14pt"/>
    </style:style>
    <style:style style:name="P13" style:family="paragraph" style:parent-style-name="Standard" style:list-style-name="L2">
      <style:text-properties fo:font-size="14pt" officeooo:rsid="003a4025" officeooo:paragraph-rsid="003a4025" style:font-size-asian="14pt" style:font-size-complex="14pt"/>
    </style:style>
    <style:style style:name="P14" style:family="paragraph" style:parent-style-name="Standard" style:list-style-name="L2">
      <style:text-properties fo:font-size="14pt" officeooo:rsid="003a4025" officeooo:paragraph-rsid="003c2a66" style:font-size-asian="14pt" style:font-size-complex="14pt"/>
    </style:style>
    <style:style style:name="P15" style:family="paragraph" style:parent-style-name="Standard">
      <style:text-properties fo:font-size="14pt" officeooo:rsid="003a4025" officeooo:paragraph-rsid="003c2a66" style:font-size-asian="14pt" style:font-size-complex="14pt"/>
    </style:style>
    <style:style style:name="P16" style:family="paragraph" style:parent-style-name="Standard">
      <style:text-properties fo:font-size="14pt" officeooo:rsid="003c2a66" officeooo:paragraph-rsid="003c2a66" style:font-size-asian="14pt" style:font-size-complex="14pt"/>
    </style:style>
    <style:style style:name="P17" style:family="paragraph" style:parent-style-name="Standard">
      <style:text-properties fo:font-size="14pt" officeooo:rsid="0040946a" officeooo:paragraph-rsid="0040946a" style:font-size-asian="14pt" style:font-size-complex="14pt"/>
    </style:style>
    <style:style style:name="P18" style:family="paragraph" style:parent-style-name="Standard">
      <style:text-properties fo:font-size="14pt" officeooo:rsid="00428ce7" officeooo:paragraph-rsid="00428ce7" style:font-size-asian="14pt" style:font-size-complex="14pt"/>
    </style:style>
    <style:style style:name="P19" style:family="paragraph" style:parent-style-name="Standard">
      <style:text-properties fo:font-size="14pt" officeooo:rsid="00454617" officeooo:paragraph-rsid="00454617" style:font-size-asian="14pt" style:font-size-complex="14pt"/>
    </style:style>
    <style:style style:name="P20" style:family="paragraph" style:parent-style-name="Standard">
      <style:text-properties fo:font-size="14pt" officeooo:rsid="004cbf41" officeooo:paragraph-rsid="004cbf41" style:font-size-asian="14pt" style:font-size-complex="14pt"/>
    </style:style>
    <style:style style:name="P21" style:family="paragraph" style:parent-style-name="Standard">
      <style:text-properties officeooo:paragraph-rsid="0038b781"/>
    </style:style>
    <style:style style:name="P22" style:family="paragraph" style:parent-style-name="Standard">
      <style:text-properties officeooo:paragraph-rsid="002ffa4b"/>
    </style:style>
    <style:style style:name="P23" style:family="paragraph" style:parent-style-name="Standard">
      <style:text-properties officeooo:rsid="003c2a66" officeooo:paragraph-rsid="003c2a66"/>
    </style:style>
    <style:style style:name="P24" style:family="paragraph" style:parent-style-name="Standard" style:list-style-name="L2">
      <style:text-properties officeooo:paragraph-rsid="003c2a66"/>
    </style:style>
    <style:style style:name="P25" style:family="paragraph" style:parent-style-name="Standard">
      <style:text-properties officeooo:paragraph-rsid="003c2a66"/>
    </style:style>
    <style:style style:name="P26" style:family="paragraph" style:parent-style-name="Standard" style:list-style-name="L5">
      <style:text-properties officeooo:paragraph-rsid="003c2a66"/>
    </style:style>
    <style:style style:name="P27" style:family="paragraph" style:parent-style-name="Table_20_Contents">
      <style:text-properties fo:font-size="14pt" style:font-size-asian="14pt" style:font-size-complex="14pt"/>
    </style:style>
    <style:style style:name="P28" style:family="paragraph" style:parent-style-name="Table_20_Contents" style:list-style-name="L9">
      <style:text-properties fo:font-size="14pt" officeooo:rsid="003dfe72" officeooo:paragraph-rsid="003dfe72" style:font-size-asian="14pt" style:font-size-complex="14pt"/>
    </style:style>
    <style:style style:name="P29" style:family="paragraph" style:parent-style-name="Table_20_Contents" style:list-style-name="L9">
      <style:text-properties fo:font-size="14pt" officeooo:rsid="003eabef" officeooo:paragraph-rsid="003eabef" style:font-size-asian="14pt" style:font-size-complex="14pt"/>
    </style:style>
    <style:style style:name="P30" style:family="paragraph" style:parent-style-name="Table_20_Contents" style:list-style-name="L10">
      <style:text-properties fo:font-size="14pt" officeooo:rsid="00480878" officeooo:paragraph-rsid="00480878" style:font-size-asian="14pt" style:font-size-complex="14pt"/>
    </style:style>
    <style:style style:name="P31" style:family="paragraph" style:parent-style-name="Table_20_Contents" style:list-style-name="L10">
      <style:text-properties fo:font-size="14pt" officeooo:rsid="0049c315" officeooo:paragraph-rsid="0049c315" style:font-size-asian="14pt" style:font-size-complex="14pt"/>
    </style:style>
    <style:style style:name="P32" style:family="paragraph" style:parent-style-name="Table_20_Contents" style:list-style-name="L10">
      <style:text-properties fo:font-size="14pt" officeooo:rsid="004c180d" officeooo:paragraph-rsid="004c180d" style:font-size-asian="14pt" style:font-size-complex="14pt"/>
    </style:style>
    <style:style style:name="P33" style:family="paragraph" style:parent-style-name="Table_20_Contents">
      <style:text-properties fo:font-size="14pt" officeooo:rsid="0051cee8" officeooo:paragraph-rsid="0051cee8" style:font-size-asian="14pt" style:font-size-complex="14pt"/>
    </style:style>
    <style:style style:name="P34" style:family="paragraph" style:parent-style-name="Table_20_Contents">
      <style:text-properties fo:font-size="14pt" officeooo:rsid="0051cee8" officeooo:paragraph-rsid="005295b6" style:font-size-asian="14pt" style:font-size-complex="14pt"/>
    </style:style>
    <style:style style:name="P35" style:family="paragraph" style:parent-style-name="Table_20_Contents">
      <style:text-properties fo:font-size="14pt" officeooo:rsid="0052949a" officeooo:paragraph-rsid="0052949a" style:font-size-asian="14pt" style:font-size-complex="14pt"/>
    </style:style>
    <style:style style:name="P36" style:family="paragraph" style:parent-style-name="Table_20_Contents">
      <style:text-properties fo:font-size="14pt" officeooo:rsid="005295b6" officeooo:paragraph-rsid="005295b6" style:font-size-asian="14pt" style:font-size-complex="14pt"/>
    </style:style>
    <style:style style:name="P37" style:family="paragraph" style:parent-style-name="Table_20_Contents" style:list-style-name="L8">
      <style:text-properties officeooo:paragraph-rsid="003ca94d"/>
    </style:style>
    <style:style style:name="P38" style:family="paragraph" style:parent-style-name="Table_20_Contents" style:list-style-name="L8">
      <style:text-properties officeooo:rsid="003ca94d" officeooo:paragraph-rsid="003ca94d"/>
    </style:style>
    <style:style style:name="T1" style:family="text">
      <style:text-properties officeooo:rsid="003098eb"/>
    </style:style>
    <style:style style:name="T2" style:family="text">
      <style:text-properties officeooo:rsid="00309f6f"/>
    </style:style>
    <style:style style:name="T3" style:family="text">
      <style:text-properties officeooo:rsid="0034fc89"/>
    </style:style>
    <style:style style:name="T4" style:family="text">
      <style:text-properties officeooo:rsid="0036731d"/>
    </style:style>
    <style:style style:name="T5" style:family="text">
      <style:text-properties officeooo:rsid="0038b781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36731d" style:font-size-asian="14pt" style:font-size-complex="14pt"/>
    </style:style>
    <style:style style:name="T8" style:family="text">
      <style:text-properties fo:font-size="14pt" officeooo:rsid="0038b781" style:font-size-asian="14pt" style:font-size-complex="14pt"/>
    </style:style>
    <style:style style:name="T9" style:family="text">
      <style:text-properties fo:font-size="14pt" officeooo:rsid="003a4025" style:font-size-asian="14pt" style:font-size-complex="14pt"/>
    </style:style>
    <style:style style:name="T10" style:family="text">
      <style:text-properties fo:font-size="14pt" officeooo:rsid="003c2a66" style:font-size-asian="14pt" style:font-size-complex="14pt"/>
    </style:style>
    <style:style style:name="T11" style:family="text">
      <style:text-properties fo:font-size="14pt" officeooo:rsid="002ffa4b" style:font-size-asian="14pt" style:font-size-complex="14pt"/>
    </style:style>
    <style:style style:name="T12" style:family="text">
      <style:text-properties fo:font-size="14pt" officeooo:rsid="003098eb" style:font-size-asian="14pt" style:font-size-complex="14pt"/>
    </style:style>
    <style:style style:name="T13" style:family="text">
      <style:text-properties fo:font-size="14pt" officeooo:rsid="003ca94d" style:font-size-asian="14pt" style:font-size-complex="14pt"/>
    </style:style>
    <style:style style:name="T14" style:family="text">
      <style:text-properties fo:font-size="14pt" officeooo:rsid="003ce172" style:font-size-asian="14pt" style:font-size-complex="14pt"/>
    </style:style>
    <style:style style:name="T15" style:family="text">
      <style:text-properties officeooo:rsid="0038baf4"/>
    </style:style>
    <style:style style:name="T16" style:family="text">
      <style:text-properties officeooo:rsid="003c2a66"/>
    </style:style>
    <style:style style:name="T17" style:family="text">
      <style:text-properties officeooo:rsid="003ce172"/>
    </style:style>
    <style:style style:name="T18" style:family="text">
      <style:text-properties officeooo:rsid="003dfe72"/>
    </style:style>
    <style:style style:name="T19" style:family="text">
      <style:text-properties officeooo:rsid="004597e0"/>
    </style:style>
    <style:style style:name="T20" style:family="text">
      <style:text-properties officeooo:rsid="004bdf99"/>
    </style:style>
    <style:style style:name="T21" style:family="text">
      <style:text-properties officeooo:rsid="005295b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3">Computer Performances</text:p>
      <text:p text:style-name="P3"/>
      <text:p text:style-name="P3">28. What are the factors those affect computer performance?</text:p>
      <text:p text:style-name="P12">Ans: Factor those affect computer performances are: </text:p>
      <text:p text:style-name="P12"/>
      <text:list xml:id="list1313856219757764612" text:style-name="L2">
        <text:list-item>
          <text:p text:style-name="P14">CPU speed : <text:span text:style-name="T16">processor speed governs how fast the CPU will run. The higher the speed the faster the computer will work</text:span></text:p>
          <text:p text:style-name="P13"/>
        </text:list-item>
        <text:list-item>
          <text:p text:style-name="P14">Ram size : <text:span text:style-name="T16">Computer keeps all its working files in RAM while working. So the larger the RAM size is, the more comfortable and faster computer can perform.</text:span></text:p>
          <text:p text:style-name="P14"/>
        </text:list-item>
        <text:list-item>
          <text:p text:style-name="P14">Graphics card processor and memory : <text:span text:style-name="T16">To display what user wants, computer uses its graphics card. If the graphics card memory is a little bit lower than the graphics card shares the RAM to complete its task</text:span></text:p>
        </text:list-item>
      </text:list>
      <text:p text:style-name="P15"/>
      <text:list xml:id="list125724392517241" text:continue-numbering="true" text:style-name="L2">
        <text:list-item>
          <text:p text:style-name="P24"><text:span text:style-name="T9">Number of applications running : </text:span><text:span text:style-name="T10">Windows is a multitasking system. the more programs which are running at the same time, the slower each one will run</text:span></text:p>
          <text:p text:style-name="P13"/>
        </text:list-item>
      </text:list>
      <text:p text:style-name="P22"><text:span text:style-name="T11">29. </text:span><text:span text:style-name="T12">What was the CPUs performance of IBM PC in 1981? </text:span><text:span text:style-name="T10">How much ram was there?</text:span></text:p>
      <text:p text:style-name="P23"><text:span text:style-name="T12">A</text:span><text:span text:style-name="T6">ns: The original IBM PC released way back in 1981 ran at 4.77 MHz .up to 640 KB of memory (just over half a megabyte).</text:span></text:p>
      <text:p text:style-name="P22"><text:span text:style-name="T12"/></text:p>
      <text:p text:style-name="P3">30. <text:span text:style-name="T1">What are the characteristics of RAM?</text:span></text:p>
      <text:p text:style-name="P25"><text:span text:style-name="T10">Ans: </text:span></text:p>
      <text:list xml:id="list8504039590395140883" text:style-name="L5">
        <text:list-item>
          <text:p text:style-name="P26"><text:span text:style-name="T10">Random Access Memory (RAM) is the main 'working' memory used by the computer. </text:span></text:p>
        </text:list-item>
        <text:list-item>
          <text:p text:style-name="P26"><text:span text:style-name="T10">When the operating system loads from disk when you first switch on the computer, it is copied into RAM. <text:s/></text:span></text:p>
        </text:list-item>
        <text:list-item>
          <text:p text:style-name="P26"><text:span text:style-name="T10">Data and programs stored in RAM are volatile (i.e. the information is lost when you switch off the computer).</text:span></text:p>
        </text:list-item>
      </text:list>
      <text:p text:style-name="P16"/>
      <text:p text:style-name="P3">31. <text:span text:style-name="T1">Distinguish between Modern computer and IBM PC(at least 2 points)</text:span></text:p>
      <text:p text:style-name="P3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8"><text:span text:style-name="T1">IBM PC</text:span></text:p>
          </table:table-cell>
          <table:table-cell table:style-name="Table1.B1" office:value-type="string">
            <text:p text:style-name="P8"><text:span text:style-name="T1">Modern computer</text:span></text:p>
          </table:table-cell>
        </table:table-row>
        <table:table-row>
          <table:table-cell table:style-name="Table1.A2" office:value-type="string">
            <text:list xml:id="list5507860790439022573" text:style-name="L8">
              <text:list-item>
                <text:p text:style-name="P37"><text:span text:style-name="T13">The original IBM PC released way back in 1981 ran at 4.77 MHz </text:span></text:p>
              </text:list-item>
            </text:list>
          </table:table-cell>
          <table:table-cell table:style-name="Table1.B2" office:value-type="string">
            <text:list xml:id="list125723995915231" text:continue-numbering="true" text:style-name="L8">
              <text:list-item>
                <text:p text:style-name="P37"><text:span text:style-name="T14">M</text:span><text:span text:style-name="T13">odern PCs can run at over 4000 MHz</text:span></text:p>
              </text:list-item>
            </text:list>
          </table:table-cell>
        </table:table-row>
        <table:table-row>
          <table:table-cell table:style-name="Table1.A2" office:value-type="string">
            <text:list xml:id="list125724757077565" text:continue-numbering="true" text:style-name="L8">
              <text:list-item>
                <text:p text:style-name="P38">The original IBM PC could only use up to 640 KB of memory (just over half a megabyte)</text:p>
              </text:list-item>
            </text:list>
          </table:table-cell>
          <table:table-cell table:style-name="Table1.B2" office:value-type="string">
            <text:list xml:id="list125725528600019" text:continue-numbering="true" text:style-name="L8">
              <text:list-item>
                <text:p text:style-name="P38"><text:span text:style-name="T17">A</text:span> modern computer can </text:p>
              </text:list-item>
              <text:list-item>
                <text:p text:style-name="P38">effectively house as much RAM as the motherboard and processor support.</text:p>
              </text:list-item>
            </text:list>
          </table:table-cell>
        </table:table-row>
      </table:table>
      <text:p text:style-name="P3"><text:soft-page-break/></text:p>
      <text:p text:style-name="P9">32. <text:span text:style-name="T1">Distinguish between ROM and ROM-BIOS.</text:span></text:p>
      <text:p text:style-name="P9"><text:span text:style-name="T18">Ans: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9"><text:span text:style-name="T1">ROM</text:span></text:p>
          </table:table-cell>
          <table:table-cell table:style-name="Table2.B1" office:value-type="string">
            <text:p text:style-name="P9"><text:span text:style-name="T1">ROM-BIOS.</text:span></text:p>
          </table:table-cell>
        </table:table-row>
        <table:table-row>
          <table:table-cell table:style-name="Table2.A2" office:value-type="string">
            <text:list xml:id="list55028622393139416" text:style-name="L9">
              <text:list-item>
                <text:p text:style-name="P28">Read Only Memory (ROM) as the name suggests is a special type of memory chip which holds software </text:p>
              </text:list-item>
              <text:list-item>
                <text:p text:style-name="P28">which can be read but not written to</text:p>
              </text:list-item>
            </text:list>
          </table:table-cell>
          <table:table-cell table:style-name="Table2.B2" office:value-type="string">
            <text:list xml:id="list125724865331477" text:continue-numbering="true" text:style-name="L9">
              <text:list-item>
                <text:p text:style-name="P28">The 'Read Only Memory‐Basic Input Output System' chip is a chip located on the computer's system </text:p>
              </text:list-item>
              <text:list-item>
                <text:p text:style-name="P28">(mother) board, which contains software</text:p>
              </text:list-item>
            </text:list>
          </table:table-cell>
        </table:table-row>
        <table:table-row>
          <table:table-cell table:style-name="Table2.A2" office:value-type="string">
            <text:list xml:id="list125725692234422" text:continue-numbering="true" text:style-name="L9">
              <text:list-item>
                <text:p text:style-name="P29">A good example is the ROM‐BIOS chip, which contains read‐only </text:p>
              </text:list-item>
              <text:list-item>
                <text:p text:style-name="P29">software.</text:p>
              </text:list-item>
            </text:list>
          </table:table-cell>
          <table:table-cell table:style-name="Table2.B2" office:value-type="string">
            <text:list xml:id="list125725853582586" text:continue-numbering="true" text:style-name="L9">
              <text:list-item>
                <text:p text:style-name="P29">This software then loads operating system from the disk into the RAM. </text:p>
              </text:list-item>
            </text:list>
          </table:table-cell>
        </table:table-row>
      </table:table>
      <text:p text:style-name="P9"/>
      <text:p text:style-name="P9">33. <text:span text:style-name="T1">What is video memory ?</text:span></text:p>
      <text:p text:style-name="P17">Ans:</text:p>
      <text:p text:style-name="P18"><text:tab/>The picture which you see on your screen is a form of data and this data has to be stored somewhere. The on‐screen pictures are held in special memory chips called video memory chips; these chips are usually located on the video card.</text:p>
      <text:p text:style-name="P18"/>
      <text:p text:style-name="P3">34. <text:span text:style-name="T2">Distinguish between Internal and External Hard disks.</text:span></text:p>
      <text:p text:style-name="P19">Ans:</text:p>
      <text:p text:style-name="P19"><text:tab/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0"><text:span text:style-name="T19">Internal Hard disks</text:span></text:p>
          </table:table-cell>
          <table:table-cell table:style-name="Table3.B1" office:value-type="string">
            <text:p text:style-name="P10"><text:span text:style-name="T2">External Hard disks</text:span></text:p>
          </table:table-cell>
        </table:table-row>
        <table:table-row>
          <table:table-cell table:style-name="Table3.A2" office:value-type="string">
            <text:list xml:id="list3778845187099866649" text:style-name="L10">
              <text:list-item>
                <text:p text:style-name="P30">All PCs are supplied with an internal hard disk. <text:s/>This is where the operating system (such as Windows) is stored.</text:p>
              </text:list-item>
            </text:list>
          </table:table-cell>
          <table:table-cell table:style-name="Table3.B2" office:value-type="string">
            <text:list xml:id="list125724910244398" text:continue-numbering="true" text:style-name="L10">
              <text:list-item>
                <text:p text:style-name="P30">These are secondary hard disks that we can plug into our computer. <text:s/>They are normally connected via a USB cable</text:p>
              </text:list-item>
            </text:list>
          </table:table-cell>
        </table:table-row>
        <table:table-row>
          <table:table-cell table:style-name="Table3.A2" office:value-type="string">
            <text:list xml:id="list125724152104555" text:continue-numbering="true" text:style-name="L10">
              <text:list-item>
                <text:p text:style-name="P31">When <text:span text:style-name="T20">we</text:span> install new applications, they are copied from CD or DVD to internal hard disk.</text:p>
              </text:list-item>
            </text:list>
          </table:table-cell>
          <table:table-cell table:style-name="Table3.B2" office:value-type="string">
            <text:list xml:id="list125725181434827" text:continue-numbering="true" text:style-name="L10">
              <text:list-item>
                <text:p text:style-name="P32">They are available in a range of speeds and storage capacities and are an ideal </text:p>
              </text:list-item>
              <text:list-item>
                <text:p text:style-name="P32">way to backup your data, such as photos or movies.</text:p>
              </text:list-item>
            </text:list>
          </table:table-cell>
        </table:table-row>
      </table:table>
      <text:p text:style-name="P19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5. <text:span text:style-name="T2">Distinguish between CD, DVD and Record able CD and DVD devices.</text:span></text:p>
      <text:p text:style-name="P20">Ans:</text:p>
      <text:p text:style-name="P20"><text:tab/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1"><text:span text:style-name="T2"><text:s/>CD</text:span></text:p>
          </table:table-cell>
          <table:table-cell table:style-name="Table4.A1" office:value-type="string">
            <text:p text:style-name="P11"><text:span text:style-name="T2">DVD</text:span></text:p>
          </table:table-cell>
          <table:table-cell table:style-name="Table4.C1" office:value-type="string">
            <text:p text:style-name="P11"><text:span text:style-name="T2">Record able CD and DVD devices</text:span></text:p>
          </table:table-cell>
        </table:table-row>
        <table:table-row>
          <table:table-cell table:style-name="Table4.A2" office:value-type="string">
            <text:p text:style-name="P33">Compact Disc </text:p>
          </table:table-cell>
          <table:table-cell table:style-name="Table4.A2" office:value-type="string">
            <text:p text:style-name="P35">Digital Versatile Disk</text:p>
          </table:table-cell>
          <table:table-cell table:style-name="Table4.C2" office:value-type="string">
            <text:p text:style-name="P27"/>
          </table:table-cell>
        </table:table-row>
        <table:table-row>
          <table:table-cell table:style-name="Table4.A2" office:value-type="string">
            <text:p text:style-name="P34">Read Only Memor<text:span text:style-name="T21">y</text:span></text:p>
          </table:table-cell>
          <table:table-cell table:style-name="Table4.A2" office:value-type="string">
            <text:p text:style-name="P34">Read Only Memor<text:span text:style-name="T21">y</text:span></text:p>
          </table:table-cell>
          <table:table-cell table:style-name="Table4.C2" office:value-type="string">
            <text:p text:style-name="P36">Writable</text:p>
          </table:table-cell>
        </table:table-row>
        <table:table-row>
          <table:table-cell table:style-name="Table4.A2" office:value-type="string">
            <text:p text:style-name="P34"/>
          </table:table-cell>
          <table:table-cell table:style-name="Table4.A2" office:value-type="string">
            <text:p text:style-name="P34"/>
          </table:table-cell>
          <table:table-cell table:style-name="Table4.C2" office:value-type="string">
            <text:p text:style-name="P36"/>
          </table:table-cell>
        </table:table-row>
        <table:table-row>
          <table:table-cell table:style-name="Table4.A2" office:value-type="string">
            <text:p text:style-name="P34"/>
          </table:table-cell>
          <table:table-cell table:style-name="Table4.A2" office:value-type="string">
            <text:p text:style-name="P34"/>
          </table:table-cell>
          <table:table-cell table:style-name="Table4.C2" office:value-type="string">
            <text:p text:style-name="P36"/>
          </table:table-cell>
        </table:table-row>
      </table:table>
      <text:p text:style-name="P20"/>
      <text:p text:style-name="P20"><text:tab/></text:p>
      <text:p text:style-name="P3">36. <text:span text:style-name="T2">What is flash memory card?</text:span></text:p>
      <text:p text:style-name="P3">37. <text:span text:style-name="T2">What are the impacts of Network drives and on-line file storage?</text:span></text:p>
      <text:p text:style-name="P3">38. <text:span text:style-name="T2">What is tracker ball?</text:span></text:p>
      <text:p text:style-name="P3">39. <text:span text:style-name="T2">How the screen size is measured in Flat screen computer screens?</text:span></text:p>
      <text:p text:style-name="P3">40. <text:span text:style-name="T2">What is the function of speech synthesizer ?</text:span></text:p>
      <text:p text:style-name="P4">41. <text:span text:style-name="T3">Differentiate between different types of printers.</text:span></text:p>
      <text:p text:style-name="P4">42. <text:span text:style-name="T3">Distinguish between Operating system vs Application software</text:span></text:p>
      <text:p text:style-name="P4">43. <text:span text:style-name="T3">What kind of software large organizations like banks use to verify the client over the <text:s text:c="4"/>phone?</text:span></text:p>
      <text:p text:style-name="P4">44. <text:span text:style-name="T3">Why screen reader software is designed?</text:span></text:p>
      <text:p text:style-name="P4">45. <text:span text:style-name="T3">How can we work when the physical keybord is not working?</text:span></text:p>
      <text:p text:style-name="P4">46. <text:span text:style-name="T4">Distinguish between Network types</text:span></text:p>
      <text:p text:style-name="P4">47. <text:span text:style-name="T4">Distinguish between: Internet &gt; Intranet &gt; Extranet</text:span></text:p>
      <text:p text:style-name="P4">48. <text:span text:style-name="T4">Broadband Vs Dial-up internet connections</text:span></text:p>
      <text:p text:style-name="P4">49. <text:span text:style-name="T4">Discuss the Internet connection options</text:span></text:p>
      <text:p text:style-name="P4">50. <text:span text:style-name="T4">Why we use broadband connection?</text:span></text:p>
      <text:p text:style-name="P6">51. <text:span text:style-name="T5">What is ICT?</text:span></text:p>
      <text:p text:style-name="P21"><text:span text:style-name="T7">52. </text:span><text:span text:style-name="T8">What is E-Commerce? Write down the advantages and disadvantages of the E-Commerce.</text:span></text:p>
      <text:p text:style-name="P21"><text:span text:style-name="T7">53. </text:span><text:span text:style-name="T8">What is E-banking,E-learning and E-government? Why we have to use these?</text:span></text:p>
      <text:p text:style-name="P6">54. <text:span text:style-name="T15">What is: Voip,RSS feeds, Blogging and Podcasts?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46:43.599292021</meta:creation-date>
    <meta:generator>LibreOffice/5.1.6.2$Linux_X86_64 LibreOffice_project/10m0$Build-2</meta:generator>
    <dc:date>2018-09-03T12:56:34.210055885</dc:date>
    <meta:editing-duration>PT2H27M29S</meta:editing-duration>
    <meta:editing-cycles>50</meta:editing-cycles>
    <meta:document-statistic meta:table-count="4" meta:image-count="0" meta:object-count="0" meta:page-count="3" meta:paragraph-count="80" meta:word-count="748" meta:character-count="4147" meta:non-whitespace-character-count="3476"/>
  </office:meta>
</office:document-meta>
</file>